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140682" officeooo:paragraph-rsid="00140682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rsid="00140682" officeooo:paragraph-rsid="00140682"/>
    </style:style>
    <style:style style:name="P3" style:family="paragraph" style:parent-style-name="Standard">
      <style:text-properties fo:font-size="12pt" officeooo:rsid="001e2038" officeooo:paragraph-rsid="001e2038" style:font-size-asian="10.5pt" style:font-size-complex="12pt"/>
    </style:style>
    <style:style style:name="P4" style:family="paragraph" style:parent-style-name="Standard">
      <style:text-properties fo:font-size="16pt" officeooo:rsid="00140682" officeooo:paragraph-rsid="00140682" style:font-size-asian="16pt" style:font-size-complex="16pt"/>
    </style:style>
    <style:style style:name="P5" style:family="paragraph" style:parent-style-name="Standard">
      <style:text-properties fo:font-size="12pt" officeooo:rsid="00140682" officeooo:paragraph-rsid="00140682" style:font-size-asian="10.5pt" style:font-size-complex="12pt"/>
    </style:style>
    <style:style style:name="P6" style:family="paragraph" style:parent-style-name="Standard">
      <style:text-properties fo:font-size="16pt" fo:font-weight="normal" officeooo:rsid="00140682" officeooo:paragraph-rsid="00140682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2pt" fo:font-weight="normal" officeooo:rsid="0022458a" officeooo:paragraph-rsid="0022458a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6pt" fo:font-weight="normal" officeooo:rsid="00141382" officeooo:paragraph-rsid="00141382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2pt" fo:font-weight="normal" officeooo:rsid="002b0870" officeooo:paragraph-rsid="002b0870" style:font-size-asian="10.5pt" style:font-weight-asian="normal" style:font-size-complex="12pt" style:font-weight-complex="normal"/>
    </style:style>
    <style:style style:name="T1" style:family="text">
      <style:text-properties officeooo:rsid="00189d67"/>
    </style:style>
    <style:style style:name="T2" style:family="text">
      <style:text-properties officeooo:rsid="0020da14"/>
    </style:style>
    <style:style style:name="T3" style:family="text">
      <style:text-properties officeooo:rsid="00141382"/>
    </style:style>
    <style:style style:name="T4" style:family="text">
      <style:text-properties officeooo:rsid="00238b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~ </text:span>World of Zuul <text:span text:style-name="T1">~</text:span></text:p>
      <text:p text:style-name="P2"/>
      <text:p text:style-name="P3">World of Zuul is a text adventure where you <text:span text:style-name="T2">play </text:span>as a 200 year old wizard <text:span text:style-name="T2">named Gandalf</text:span>.</text:p>
      <text:p text:style-name="P4"/>
      <text:p text:style-name="P4"># Storyline:</text:p>
      <text:p text:style-name="P4"/>
      <text:p text:style-name="P5">Zuul an a vibrant realm filled with mystical creatures, ancient forests, and towering mountains. It is a land where magic thrives, and elemental forces govern nature.</text:p>
      <text:p text:style-name="P5"/>
      <text:p text:style-name="P5">Gandalf, a wise and powerful wizard, revered for his understanding of the arcane and his unwavering commitment to safeguarding Zuul from dark forces.</text:p>
      <text:p text:style-name="P4"/>
      <text:p text:style-name="P4"># Rooms</text:p>
      <text:p text:style-name="P2"/>
      <text:p text:style-name="P2">There are fourteen rooms in total. <text:span text:style-name="T3">Each room diverse in their own way.</text:span></text:p>
      <text:p text:style-name="P2"/>
      <text:p text:style-name="P6"># Items</text:p>
      <text:p text:style-name="P6"/>
      <text:p text:style-name="P7">The inventory has the capacity for three items. <text:span text:style-name="T4">There four items available throughout the game.</text:span></text:p>
      <text:p text:style-name="P6"/>
      <text:p text:style-name="P8"># Inventory</text:p>
      <text:p text:style-name="P8"/>
      <text:p text:style-name="P9">Inventory.</text:p>
      <text:p text:style-name="P8"/>
      <text:p text:style-name="P8"># Character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3:22:46.455755000</meta:creation-date>
    <dc:date>2026-02-10T11:08:55.151485000</dc:date>
    <meta:editing-duration>PT21H46M5S</meta:editing-duration>
    <meta:editing-cycles>9</meta:editing-cycles>
    <meta:generator>LibreOffice/25.8.2.2$MacOSX_AARCH64 LibreOffice_project/d401f2107ccab8f924a8e2df40f573aab7605b6f</meta:generator>
    <meta:document-statistic meta:table-count="0" meta:image-count="0" meta:object-count="0" meta:page-count="1" meta:paragraph-count="12" meta:word-count="111" meta:character-count="644" meta:non-whitespace-character-count="545"/>
  </office:meta>
</office:document-meta>
</file>